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FreeSans" officeooo:rsid="0008800f" officeooo:paragraph-rsid="0008800f"/>
    </style:style>
    <style:style style:name="P2" style:family="paragraph" style:parent-style-name="Standard">
      <style:text-properties style:font-name="FreeSans" officeooo:rsid="00094830" officeooo:paragraph-rsid="00094830"/>
    </style:style>
    <style:style style:name="P3" style:family="paragraph" style:parent-style-name="Standard">
      <style:text-properties style:font-name="FreeSans" officeooo:rsid="000acb69" officeooo:paragraph-rsid="000acb69"/>
    </style:style>
    <style:style style:name="P4" style:family="paragraph" style:parent-style-name="Standard">
      <style:text-properties style:font-name="FreeSans" fo:font-weight="normal" officeooo:rsid="000acb69" officeooo:paragraph-rsid="000acb69" style:font-weight-asian="normal" style:font-weight-complex="normal"/>
    </style:style>
    <style:style style:name="P5" style:family="paragraph" style:parent-style-name="Standard">
      <style:text-properties style:font-name="FreeSans" officeooo:rsid="000bf746" officeooo:paragraph-rsid="000bf746"/>
    </style:style>
    <style:style style:name="P6" style:family="paragraph" style:parent-style-name="Standard">
      <style:text-properties style:font-name="FreeSans" officeooo:rsid="000acb69" officeooo:paragraph-rsid="000acb69"/>
    </style:style>
    <style:style style:name="P7" style:family="paragraph" style:parent-style-name="Standard">
      <style:text-properties style:font-name="FreeSans" officeooo:rsid="000c9b80" officeooo:paragraph-rsid="000c9b80"/>
    </style:style>
    <style:style style:name="P8" style:family="paragraph" style:parent-style-name="Standard">
      <style:text-properties style:font-name="FreeSans" fo:font-weight="normal" officeooo:rsid="000c9b80" officeooo:paragraph-rsid="000c9b80" style:font-weight-asian="normal" style:font-weight-complex="normal"/>
    </style:style>
    <style:style style:name="P9" style:family="paragraph" style:parent-style-name="Standard">
      <style:text-properties style:font-name="FreeSans" fo:font-weight="normal" officeooo:rsid="000db6fa" officeooo:paragraph-rsid="000db6fa" style:font-weight-asian="normal" style:font-weight-complex="normal"/>
    </style:style>
    <style:style style:name="P10" style:family="paragraph" style:parent-style-name="Standard">
      <style:text-properties style:font-name="FreeSans" fo:font-weight="normal" officeooo:rsid="000f2d4c" officeooo:paragraph-rsid="000f2d4c"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bf746"/>
    </style:style>
    <style:style style:name="T3" style:family="text">
      <style:text-properties officeooo:rsid="00104b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in navigation :</text:p>
      <text:p text:style-name="P1">1. Home</text:p>
      <text:p text:style-name="P1">2. <text:span text:style-name="T2">Services</text:span></text:p>
      <text:p text:style-name="P1">3. About us</text:p>
      <text:p text:style-name="P1">4. Management</text:p>
      <text:p text:style-name="P1">5. Gallery</text:p>
      <text:p text:style-name="P5">6. Find us </text:p>
      <text:p text:style-name="P1"><text:span text:style-name="T2">7</text:span>. Contact</text:p>
      <text:p text:style-name="P1"/>
      <text:p text:style-name="P2">Section 0: <text:span text:style-name="T2">Christian Education</text:span> background image</text:p>
      <text:p text:style-name="P2">Title: None</text:p>
      <text:p text:style-name="P3">Button : Support Us</text:p>
      <text:p text:style-name="P3"/>
      <text:p text:style-name="P3"/>
      <text:p text:style-name="P3">Section 1: Services section</text:p>
      <text:p text:style-name="P3">Title: <text:span text:style-name="T1">Services</text:span></text:p>
      <text:p text:style-name="P3"><text:s/></text:p>
      <text:p text:style-name="P4">Equipping the society with the word of God</text:p>
      <text:p text:style-name="P3">Reach those who can not attend church who are located in Ethiopia and aboard</text:p>
      <text:p text:style-name="P3">Address those who are in need of the word of God with healthy teachings</text:p>
      <text:p text:style-name="P3">To build a generation who know and live by the word of God</text:p>
      <text:p text:style-name="P3">Salvation of those who are far from church and isolated from the society</text:p>
      <text:p text:style-name="P3">Build a doctrinal basement which can save many people from false teachings</text:p>
      <text:p text:style-name="P3"/>
      <text:p text:style-name="P7">Section 2: About Christian Education</text:p>
      <text:p text:style-name="P7">Title: <text:span text:style-name="T1">About Christian Education</text:span></text:p>
      <text:p text:style-name="P8"/>
      <text:p text:style-name="P8">Christian Education ክርስቲያናዊ ትምህርት (የወንጌል ብርሃን አለምአቀፍ ቤተክርስቲያን) መጽሐፍ ቅዱሳዊ መልዕክት የያዙ የክርስትና አስተምህሮትና በጤናማ መንፈሳዊ እንቅስቃሴ ላይ የሚያተኩር <text:s/>ዌብሳይት <text:s/>ነው፡፡</text:p>
      <text:p text:style-name="P8">ወንጌላዊውን ክርስትና ከሌሎች ቤተ እምነቶች የተለየ ያደረገን፤ እንታመንበታለን የምንላቸው መጽሐፍ ቅዱሳዊ አስተምህሮዎች (ዶክትሪኖች) የእምነታችን ዋነኛ መሠረት መሆናቸው ነው። የዘመናችን ወንጌላዊ ክርስትና አቅፎ ለያዛቸው ምእመናን ብቻ ሳይሆን በውጭ ላሉትም የሚከብድ ብዙ ችግሮች ውስጥ እንደምንገኝ የአደባባይ ሚስጥር ነው። ለብዙ ችግሮቻችን መነሻ ሆኖ ያገኘነው መሠረታዊ ችግር የቅዱሳት መጻሕፍት ስልጣናዊ ማዕከልነት መጣስ እና የአስተምህሮ ብልሽት (መዛነፍ) እንደ ሆነ ለሁላችንም ግልጽ ነው። የክርስትና ሕይወታችን የሚመራው ትክክል ብለን ባመንበት አስተምህሮ (ዶክትሪን) ነው። ትምህርታችን ከተበላሸ የክርስትና ሕይወታችን እንደሚበላሽ ግልጽ ነው፤ ትክክለኛ የክርስትና ሕይወት የሚኖረን ጤናማ መጽሐፍ ቅዱሳዊ አስተምህሮ (ዶክትሪን) የያዝን እንደሆነ ነው፡፡ አስተምህሮ (ዶክትሪን) የክርስትያን እምነትና ሕይወት ያለመናወጥ የሚቆምበት ዐምድ ነው። አስተምህሮ (ዶክትሪን) መለወጥ፤ አንድ ሰው በዚህም ዓለም ይሁን በመጪው ዓለም የሚኖረውን የመጨረሻ ውጤት ይወስነዋል። ተባባሪነት ከአብያተ ክርስቲያናት ጋር በመተባበር <text:s/>ሰዎች ሁሉ የኢየሱስ ክርስቶስን አዳኝነት እንዲያውቁና አምነው እንዲድኑ እንዲሁም አምነዉ የዳኑትን እዉነተኛ የክርስቶስ ደቀ መዛሙርት እንዲሆኑ በሚደረገው ጥረት ውስጥ አስተዋጽሆ ማድረግ</text:p>
      <text:p text:style-name="P8"/>
      <text:p text:style-name="P8">ሁሉ ለእግዚሀብሄር ክብር፣ ለቅዱሳን በረከት ይሁን</text:p>
      <text:p text:style-name="P8">Photograph of Mele</text:p>
      <text:p text:style-name="P8"/>
      <text:p text:style-name="P8"/>
      <text:p text:style-name="P8"/>
      <text:p text:style-name="P8"/>
      <text:p text:style-name="P8"/>
      <text:p text:style-name="P8"/>
      <text:p text:style-name="P8"/>
      <text:p text:style-name="P8"/>
      <text:p text:style-name="P8"><text:soft-page-break/>Section 3: Who are we?</text:p>
      <text:p text:style-name="P8">Title: <text:span text:style-name="T1">Who are we?</text:span> </text:p>
      <text:p text:style-name="P8"/>
      <text:p text:style-name="P8"/>
      <text:p text:style-name="P9">Photograph of three of them</text:p>
      <text:p text:style-name="P8"/>
      <text:p text:style-name="P8"/>
      <text:p text:style-name="P9">Pastor Melakeselam Bogale</text:p>
      <text:p text:style-name="P9">phone number : <text:s/>0911364451</text:p>
      <text:p text:style-name="P9">email: shalomsel@gmail.com</text:p>
      <text:p text:style-name="P9"/>
      <text:p text:style-name="P9">Pastor Biniyam <text:span text:style-name="T3">Negash</text:span></text:p>
      <text:p text:style-name="P9">phone number: 0911339532</text:p>
      <text:p text:style-name="P9">email: </text:p>
      <text:p text:style-name="P9"/>
      <text:p text:style-name="P9">Mr Daniel <text:span text:style-name="T3">Asefa </text:span></text:p>
      <text:p text:style-name="P9">phone number: 0911646200</text:p>
      <text:p text:style-name="P9">email</text:p>
      <text:p text:style-name="P9"/>
      <text:p text:style-name="P9"/>
      <text:p text:style-name="P9">Section 4: Gallery</text:p>
      <text:p text:style-name="P9"/>
      <text:p text:style-name="P9">Section5: Find us</text:p>
      <text:p text:style-name="P9"/>
      <text:p text:style-name="P10">Video </text:p>
      <text:p text:style-name="P9"/>
      <text:p text:style-name="P9">This is our You tube channel. Please subscribe and share for others</text:p>
      <text:p text:style-name="P9">Visit our Facebook page to get new teachings.</text:p>
      <text:p text:style-name="P9"/>
      <text:p text:style-name="P10">Section 5: Contact form</text:p>
      <text:p text:style-name="P10">Title: <text:span text:style-name="T1">Contact us</text:span></text:p>
      <text:p text:style-name="P10">name, email, submit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9T16:48:51.969890564</meta:creation-date>
    <dc:date>2020-05-22T23:18:49.555516121</dc:date>
    <meta:editing-duration>PT1H48M43S</meta:editing-duration>
    <meta:editing-cycles>6</meta:editing-cycles>
    <meta:generator>LibreOffice/6.0.7.3$Linux_X86_64 LibreOffice_project/00m0$Build-3</meta:generator>
    <meta:document-statistic meta:table-count="0" meta:image-count="0" meta:object-count="0" meta:page-count="2" meta:paragraph-count="46" meta:word-count="359" meta:character-count="2080" meta:non-whitespace-character-count="1756"/>
  </office:meta>
</office:document-meta>
</file>